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3915" officeooo:paragraph-rsid="0020e4af" style:font-size-asian="18pt" style:font-weight-asian="bold" style:font-size-complex="18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66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text-properties fo:font-size="9pt" style:font-size-asian="9pt" style:font-size-complex="9pt"/>
    </style:style>
    <style:style style:name="P8" style:family="paragraph">
      <loext:graphic-properties draw:fill-color="#ffffff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ffff"/>
      <style:text-properties fo:font-size="6pt" style:font-size-asian="6pt" style:font-size-complex="6pt"/>
    </style:style>
    <style:style style:name="P11" style:family="paragraph">
      <loext:graphic-properties draw:fill-color="#ffffff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-color="#729fcf"/>
      <style:text-properties fo:font-size="8pt" style:font-size-asian="8pt" style:font-size-complex="8pt"/>
    </style:style>
    <style:style style:name="T1" style:family="text">
      <style:text-properties officeooo:rsid="0027d682"/>
    </style:style>
    <style:style style:name="T2" style:family="text">
      <style:text-properties officeooo:rsid="0028004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svg:stroke-width="0cm" draw:fill-color="#ffffff" draw:textarea-horizontal-align="justify" draw:textarea-vertical-align="middle" draw:auto-grow-height="false" fo:min-height="12.375cm" fo:min-width="9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12.411cm" fo:min-width="9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2.342cm" fo:min-width="9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6699" draw:textarea-horizontal-align="justify" draw:textarea-vertical-align="middle" draw:auto-grow-height="false" fo:min-height="1.55cm" fo:min-width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6699" draw:textarea-horizontal-align="justify" draw:textarea-vertical-align="middle" draw:auto-grow-height="false" fo:min-height="1.554cm" fo:min-width="8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336699" draw:textarea-horizontal-align="justify" draw:textarea-vertical-align="middle" draw:auto-grow-height="false" fo:min-height="1.378cm" fo:min-width="8.4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tru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3cm" fo:min-width="1.94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482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46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542cm" fo:min-width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ffffff" draw:textarea-horizontal-align="justify" draw:textarea-vertical-align="middle" draw:auto-grow-height="false" fo:min-height="0.349cm" fo:min-width="2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fff" draw:textarea-horizontal-align="justify" draw:textarea-vertical-align="middle" draw:auto-grow-height="false" fo:min-height="0.349cm" fo:min-width="3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ffffff" draw:textarea-horizontal-align="justify" draw:textarea-vertical-align="middle" draw:auto-grow-height="false" fo:min-height="0.349cm" fo:min-width="3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729fcf" draw:textarea-horizontal-align="justify" draw:textarea-vertical-align="middle" draw:auto-grow-height="false" fo:min-height="0.3cm" fo:min-width="1.24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3cm" fo:min-width="6.50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horizontal-align="justify" draw:textarea-vertical-align="middle" draw:auto-grow-height="false" fo:min-height="0.771cm" fo:min-width="6.42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fo:min-height="0.3cm" fo:min-width="1.24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ffff" draw:textarea-horizontal-align="justify" draw:textarea-vertical-align="middle" draw:auto-grow-height="false" fo:min-height="0.487cm" fo:min-width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ff" draw:textarea-horizontal-align="justify" draw:textarea-vertical-align="middle" draw:auto-grow-height="false" fo:min-height="0.464cm" fo:min-width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1" draw:name="Forme5" draw:style-name="gr9" draw:text-style-name="P8" svg:width="1.978cm" svg:height="0.332cm" svg:x="-0.072cm" svg:y="3.406cm"><text:p><text:span text:style-name="T5">Add vehic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e5" draw:style-name="gr16" draw:text-style-name="P12" svg:width="1.276cm" svg:height="0.332cm" svg:x="-0.249cm" svg:y="23.012cm"><text:p><text:span text:style-name="T5">Subm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5" draw:style-name="gr17" draw:text-style-name="P8" svg:width="6.538cm" svg:height="0.332cm" svg:x="-0.014cm" svg:y="19.6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e5" draw:style-name="gr17" draw:text-style-name="P8" svg:width="6.538cm" svg:height="0.332cm" svg:x="0.016cm" svg:y="18.5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e5" draw:style-name="gr17" draw:text-style-name="P8" svg:width="6.538cm" svg:height="0.332cm" svg:x="-0.044cm" svg:y="17.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5" draw:style-name="gr17" draw:text-style-name="P8" svg:width="6.538cm" svg:height="0.332cm" svg:x="0.044cm" svg:y="20.8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5" draw:style-name="gr18" draw:text-style-name="P8" svg:width="6.51cm" svg:height="0.853cm" svg:x="-0.044cm" svg:y="21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Forme5" draw:style-name="gr19" draw:text-style-name="P8" svg:width="1.276cm" svg:height="0.332cm" svg:x="9.805cm" svg:y="16.838cm"><text:p><text:span text:style-name="T5">confir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e5" draw:style-name="gr9" draw:text-style-name="P8" svg:width="1.978cm" svg:height="0.332cm" svg:x="9.246cm" svg:y="3.464cm"><text:p><text:span text:style-name="T5">Add vehic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1" draw:style-name="gr1" draw:text-style-name="P2" svg:width="9.175cm" svg:height="12.376cm" svg:x="-0.554cm" svg:y="1.004cm"><text:p/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3" svg:width="9.385cm" svg:height="12.411cm" svg:x="8.795cm" svg:y="0.967cm"><text:p/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4" svg:width="9.173cm" svg:height="12.343cm" svg:x="-0.919cm" svg:y="13.873cm"><text:p/><draw:enhanced-geometry svg:viewBox="0 0 21600 21600" draw:type="rectangle" draw:enhanced-path="M 0 0 L 21600 0 21600 21600 0 21600 0 0 Z N"/></draw:custom-shape><draw:custom-shape text:anchor-type="paragraph" draw:z-index="3" draw:name="Forme2" draw:style-name="gr4" draw:text-style-name="P6" svg:width="8.561cm" svg:height="1.717cm" svg:x="-0.379cm" svg:y="1.346cm"><text:p text:style-name="P5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5" draw:text-style-name="P6" svg:width="8.564cm" svg:height="1.721cm" svg:x="9.192cm" svg:y="1.341cm"><text:p text:style-name="P5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2" draw:style-name="gr4" draw:text-style-name="P6" svg:width="8.561cm" svg:height="1.717cm" svg:x="9.264cm" svg:y="17.958cm"><text:p text:style-name="P5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" draw:style-name="gr6" draw:text-style-name="P6" svg:width="8.561cm" svg:height="1.527cm" svg:x="9.218cm" svg:y="10.739cm"><text:p text:style-name="P5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3" draw:style-name="gr7" draw:text-style-name="P7" svg:width="7.843cm" svg:height="0.368cm" svg:x="-0.074cm" svg:y="3.962cm"><text:p><text:span text:style-name="T4">Categories <text:s text:c="10"/>Mark <text:s text:c="9"/>Color <text:s text:c="11"/>Price <text:s text:c="11"/>Action</text:span></text:p><draw:enhanced-geometry svg:viewBox="0 0 21600 21600" draw:type="rectangle" draw:enhanced-path="M 0 0 L 21600 0 21600 21600 0 21600 0 0 Z N"/></draw:custom-shape><draw:line text:anchor-type="paragraph" draw:z-index="8" draw:name="Forme4" draw:style-name="gr8" draw:text-style-name="P5" svg:x1="-0.288cm" svg:y1="4.39cm" svg:x2="7.826cm" svg:y2="4.39cm"><text:p/></draw:line><draw:line text:anchor-type="paragraph" draw:z-index="9" draw:style-name="gr8" draw:text-style-name="P5" svg:x1="7.334cm" svg:y1="8.389cm" svg:x2="7.359cm" svg:y2="8.366cm"><text:p/></draw:line><draw:custom-shape text:anchor-type="paragraph" draw:z-index="12" draw:name="Forme6" draw:style-name="gr10" draw:text-style-name="P9" svg:width="0.588cm" svg:height="0.532cm" svg:x="6.927cm" svg:y="4.443cm"><text:p text:style-name="P5"><text:span text:style-name="T6">read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6" draw:style-name="gr11" draw:text-style-name="P9" svg:width="0.579cm" svg:height="0.511cm" svg:x="6.927cm" svg:y="5.055cm"><text:p text:style-name="P5"><text:span text:style-name="T6">edi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6" draw:style-name="gr12" draw:text-style-name="P10" svg:width="0.59cm" svg:height="0.599cm" svg:x="6.916cm" svg:y="5.629cm"><text:p><text:span text:style-name="T6">dele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7" draw:style-name="gr13" draw:text-style-name="P11" svg:width="2.941cm" svg:height="0.35cm" svg:x="2.223cm" svg:y="0.997cm"><text:p><text:span text:style-name="T7">Home page</text:span></text:p><draw:enhanced-geometry svg:viewBox="0 0 21600 21600" draw:type="rectangle" draw:enhanced-path="M 0 0 L 21600 0 21600 21600 0 21600 0 0 Z N"/></draw:custom-shape><draw:custom-shape text:anchor-type="paragraph" draw:z-index="16" draw:name="Forme7" draw:style-name="gr14" draw:text-style-name="P11" svg:width="3.499cm" svg:height="0.35cm" svg:x="11.337cm" svg:y="0.991cm"><text:p><text:span text:style-name="T7">Vue/read.php</text:span></text:p><draw:enhanced-geometry svg:viewBox="0 0 21600 21600" draw:type="rectangle" draw:enhanced-path="M 0 0 L 21600 0 21600 21600 0 21600 0 0 Z N"/></draw:custom-shape><draw:line text:anchor-type="paragraph" draw:z-index="10" draw:name="Forme4" draw:style-name="gr8" draw:text-style-name="P5" svg:x1="-0.192cm" svg:y1="6.227cm" svg:x2="7.922cm" svg:y2="6.227cm"><text:p/></draw:line><draw:custom-shape text:anchor-type="paragraph" draw:z-index="17" draw:name="Forme7" draw:style-name="gr14" draw:text-style-name="P11" svg:width="3.499cm" svg:height="0.35cm" svg:x="1.723cm" svg:y="14.162cm"><text:p><text:span text:style-name="T7">Vue/edit.php</text:span></text:p><draw:enhanced-geometry svg:viewBox="0 0 21600 21600" draw:type="rectangle" draw:enhanced-path="M 0 0 L 21600 0 21600 21600 0 21600 0 0 Z N"/></draw:custom-shape><draw:custom-shape text:anchor-type="paragraph" draw:z-index="18" draw:name="Forme2" draw:style-name="gr4" draw:text-style-name="P6" svg:width="8.561cm" svg:height="1.717cm" svg:x="-0.526cm" svg:y="14.605cm"><text:p text:style-name="P5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e2" draw:style-name="gr4" draw:text-style-name="P6" svg:width="8.561cm" svg:height="1.717cm" svg:x="-0.631cm" svg:y="24.001cm"><text:p text:style-name="P5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7" draw:style-name="gr15" draw:text-style-name="P11" svg:width="3.5cm" svg:height="0.35cm" svg:x="0.224cm" svg:y="16.866cm"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Edit Vehicle</text:span></text:p><text:p><text:span text:style-name="T7">Categories</text:span></text:p><text:p><text:span text:style-name="T7"/></text:p><text:p><text:span text:style-name="T7"/></text:p><text:p><text:span text:style-name="T7">Mark</text:span></text:p><text:p><text:span text:style-name="T7"/></text:p><text:p><text:span text:style-name="T7"/></text:p><text:p><text:span text:style-name="T7">Color</text:span></text:p><text:p><text:span text:style-name="T7"/></text:p><text:p><text:span text:style-name="T7"/></text:p><text:p><text:span text:style-name="T7">Price</text:span></text:p><text:p><text:span text:style-name="T7"/></text:p><text:p><text:span text:style-name="T7"/></text:p><text:p><text:span text:style-name="T7">Description</text:span></text:p><draw:enhanced-geometry svg:viewBox="0 0 21600 21600" draw:type="rectangle" draw:enhanced-path="M 0 0 L 21600 0 21600 21600 0 21600 0 0 Z N"/></draw:custom-shape><draw:custom-shape text:anchor-type="paragraph" draw:z-index="27" draw:name="Forme2" draw:style-name="gr4" draw:text-style-name="P6" svg:width="8.561cm" svg:height="1.717cm" svg:x="9.176cm" svg:y="14.693cm"><text:p text:style-name="P5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7" draw:style-name="gr14" draw:text-style-name="P11" svg:width="3.499cm" svg:height="0.35cm" svg:x="11.485cm" svg:y="14.222cm"><text:p><text:span text:style-name="T7">Vue/delete.php</text:span></text:p><draw:enhanced-geometry svg:viewBox="0 0 21600 21600" draw:type="rectangle" draw:enhanced-path="M 0 0 L 21600 0 21600 21600 0 21600 0 0 Z N"/></draw:custom-shape><draw:custom-shape text:anchor-type="paragraph" draw:z-index="31" draw:name="Forme3" draw:style-name="gr7" draw:text-style-name="P7" svg:width="7.843cm" svg:height="0.368cm" svg:x="9.275cm" svg:y="4.05cm"><text:p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i</text:span><text:span text:style-name="T4">e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a</text:span><text:span text:style-name="T4">r</text:span><text:span text:style-name="T4">k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C</text:span><text:span text:style-name="T4">o</text:span><text:span text:style-name="T4">l</text:span><text:span text:style-name="T4">o</text:span><text:span text:style-name="T4">r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r</text:span><text:span text:style-name="T4">i</text:span><text:span text:style-name="T4">c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<draw:enhanced-geometry svg:viewBox="0 0 21600 21600" draw:type="rectangle" draw:enhanced-path="M 0 0 L 21600 0 21600 21600 0 21600 0 0 Z N"/></draw:custom-shape><draw:custom-shape text:anchor-type="paragraph" draw:z-index="32" draw:name="Forme6" draw:style-name="gr20" draw:text-style-name="P9" svg:width="0.592cm" svg:height="0.537cm" svg:x="16.334cm" svg:y="4.417cm"><text:p text:style-name="P5"><text:span text:style-name="T6">read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6" draw:style-name="gr21" draw:text-style-name="P9" svg:width="0.583cm" svg:height="0.514cm" svg:x="16.334cm" svg:y="5.129cm"><text:p text:style-name="P5"><text:span text:style-name="T6">edi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6" draw:style-name="gr12" draw:text-style-name="P10" svg:width="0.59cm" svg:height="0.599cm" svg:x="16.353cm" svg:y="5.803cm"><text:p><text:span text:style-name="T6">dele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name="Forme4" draw:style-name="gr8" draw:text-style-name="P5" svg:x1="9.691cm" svg:y1="6.477cm" svg:x2="17.128cm" svg:y2="6.477cm"><text:p/></draw:line>WIREFRAME <text:span text:style-name="T2">MOB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36:31.352975126</meta:creation-date>
    <dc:date>2017-10-30T12:58:59.053706848</dc:date>
    <meta:editing-duration>PT40M3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